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2FB1E000010920000116457E9E0869355E81F.svg" manifest:media-type="image/svg+xml"/>
  <manifest:file-entry manifest:full-path="Pictures/10000201000000A0000000A8AD194460BAEC9599.png" manifest:media-type="image/png"/>
  <manifest:file-entry manifest:full-path="Pictures/10029814000009BC00000C787FF141CDB264DACA.svg" manifest:media-type="image/svg+xml"/>
  <manifest:file-entry manifest:full-path="Pictures/100002010000005E00000079919CAF343CD95F4B.png" manifest:media-type="image/png"/>
  <manifest:file-entry manifest:full-path="Pictures/1000000000000FC000000BD053627CAF86DFD3D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5.28cm, 31.274cm, 21.502cm, 34.359cm)" draw:image-opacity="100%" style:mirror="none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241cm" svg:height="4.451cm" svg:x="0.254cm" svg:y="0.635cm">
          <draw:image xlink:href="Pictures/1002FB1E000010920000116457E9E0869355E81F.svg" xlink:type="simple" xlink:show="embed" xlink:actuate="onLoad" loext:mime-type="image/svg+xml">
            <text:p/>
          </draw:image>
          <draw:image xlink:href="Pictures/10000201000000A0000000A8AD194460BAEC9599.png" xlink:type="simple" xlink:show="embed" xlink:actuate="onLoad" loext:mime-type="image/png"/>
        </draw:frame>
        <draw:frame draw:style-name="gr1" draw:text-style-name="P1" draw:layer="layout" svg:width="2.491cm" svg:height="3.191cm" svg:x="9.625cm" svg:y="1.804cm">
          <draw:image xlink:href="Pictures/10029814000009BC00000C787FF141CDB264DACA.svg" xlink:type="simple" xlink:show="embed" xlink:actuate="onLoad" loext:mime-type="image/svg+xml">
            <text:p/>
          </draw:image>
          <draw:image xlink:href="Pictures/100002010000005E00000079919CAF343CD95F4B.png" xlink:type="simple" xlink:show="embed" xlink:actuate="onLoad" loext:mime-type="image/png"/>
        </draw:frame>
        <draw:frame draw:style-name="gr2" draw:text-style-name="P1" draw:layer="layout" svg:width="5.333cm" svg:height="4.317cm" draw:transform="rotate (-1.5707963267949) translate (8.712cm 5.361cm)">
          <draw:image xlink:href="Pictures/1000000000000FC000000BD053627CAF86DFD3D0.jpg" xlink:type="simple" xlink:show="embed" xlink:actuate="onLoad" loext:mime-type="image/jpeg">
            <text:p/>
          </draw:image>
        </draw:frame>
        <draw:line draw:style-name="gr3" draw:text-style-name="P2" xml:id="id20" draw:id="id20" draw:layer="layout" svg:x1="3.887cm" svg:y1="5.868cm" svg:x2="5.207cm" svg:y2="5.868cm">
          <text:p/>
        </draw:line>
        <draw:line draw:style-name="gr3" draw:text-style-name="P2" xml:id="id27" draw:id="id27" draw:layer="layout" svg:x1="3.887cm" svg:y1="6.02cm" svg:x2="5.207cm" svg:y2="6.02cm">
          <text:p/>
        </draw:line>
        <draw:line draw:style-name="gr3" draw:text-style-name="P2" xml:id="id25" draw:id="id25" draw:layer="layout" svg:x1="3.887cm" svg:y1="6.198cm" svg:x2="5.207cm" svg:y2="6.198cm">
          <text:p/>
        </draw:line>
        <draw:line draw:style-name="gr3" draw:text-style-name="P2" xml:id="id24" draw:id="id24" draw:layer="layout" svg:x1="3.887cm" svg:y1="6.35cm" svg:x2="5.207cm" svg:y2="6.35cm">
          <text:p/>
        </draw:line>
        <draw:line draw:style-name="gr3" draw:text-style-name="P2" xml:id="id22" draw:id="id22" draw:layer="layout" svg:x1="3.887cm" svg:y1="6.503cm" svg:x2="5.207cm" svg:y2="6.503cm">
          <text:p/>
        </draw:line>
        <draw:line draw:style-name="gr3" draw:text-style-name="P2" xml:id="id5" draw:id="id5" draw:layer="layout" svg:x1="3.887cm" svg:y1="6.655cm" svg:x2="5.207cm" svg:y2="6.655cm">
          <text:p/>
        </draw:line>
        <draw:line draw:style-name="gr3" draw:text-style-name="P2" xml:id="id2" draw:id="id2" draw:layer="layout" svg:x1="3.887cm" svg:y1="6.807cm" svg:x2="5.207cm" svg:y2="6.807cm">
          <text:p/>
        </draw:line>
        <draw:line draw:style-name="gr3" draw:text-style-name="P2" xml:id="id17" draw:id="id17" draw:layer="layout" svg:x1="7.392cm" svg:y1="5.869cm" svg:x2="8.941cm" svg:y2="5.869cm">
          <text:p/>
        </draw:line>
        <draw:line draw:style-name="gr3" draw:text-style-name="P2" xml:id="id15" draw:id="id15" draw:layer="layout" svg:x1="7.392cm" svg:y1="6.021cm" svg:x2="8.941cm" svg:y2="6.021cm">
          <text:p/>
        </draw:line>
        <draw:line draw:style-name="gr3" draw:text-style-name="P2" xml:id="id13" draw:id="id13" draw:layer="layout" svg:x1="7.392cm" svg:y1="6.199cm" svg:x2="8.941cm" svg:y2="6.199cm">
          <text:p/>
        </draw:line>
        <draw:line draw:style-name="gr3" draw:text-style-name="P2" xml:id="id11" draw:id="id11" draw:layer="layout" svg:x1="7.392cm" svg:y1="6.351cm" svg:x2="8.941cm" svg:y2="6.351cm">
          <text:p/>
        </draw:line>
        <draw:line draw:style-name="gr3" draw:text-style-name="P2" xml:id="id9" draw:id="id9" draw:layer="layout" svg:x1="7.392cm" svg:y1="6.504cm" svg:x2="8.941cm" svg:y2="6.504cm">
          <text:p/>
        </draw:line>
        <draw:line draw:style-name="gr3" draw:text-style-name="P2" xml:id="id8" draw:id="id8" draw:layer="layout" svg:x1="7.392cm" svg:y1="6.656cm" svg:x2="8.941cm" svg:y2="6.656cm">
          <text:p/>
        </draw:line>
        <draw:line draw:style-name="gr3" draw:text-style-name="P2" xml:id="id4" draw:id="id4" draw:layer="layout" svg:x1="7.392cm" svg:y1="6.808cm" svg:x2="8.941cm" svg:y2="6.808cm">
          <text:p/>
        </draw:line>
        <draw:custom-shape draw:style-name="gr4" draw:text-style-name="P1" xml:id="id1" draw:id="id1" draw:layer="layout" svg:width="0.151cm" svg:height="0.178cm" svg:x="2.311cm" svg:y="3.5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line-skew="1.536cm" svg:x1="2.387cm" svg:y1="3.733cm" svg:x2="3.887cm" svg:y2="6.807cm" draw:start-shape="id1" draw:start-glue-point="6" draw:end-shape="id2" draw:end-glue-point="3" svg:d="M2387 3733v3074h1500" svg:viewBox="0 0 1501 3075">
          <text:p/>
        </draw:connector>
        <draw:custom-shape draw:style-name="gr4" draw:text-style-name="P1" xml:id="id3" draw:id="id3" draw:layer="layout" svg:width="0.151cm" svg:height="0.178cm" svg:x="11.225cm" svg:y="4.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line-skew="1.134cm" svg:x1="11.301cm" svg:y1="4.538cm" svg:x2="8.941cm" svg:y2="6.808cm" draw:start-shape="id3" draw:start-glue-point="6" draw:end-shape="id4" draw:end-glue-point="1" svg:d="M11301 4538v2270h-2360" svg:viewBox="0 0 2361 2271">
          <text:p/>
        </draw:connector>
        <draw:custom-shape draw:style-name="gr4" draw:text-style-name="P1" xml:id="id6" draw:id="id6" draw:layer="layout" svg:width="0.151cm" svg:height="0.178cm" svg:x="2.057cm" svg:y="3.5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line-skew="1.46cm" svg:x1="3.887cm" svg:y1="6.655cm" svg:x2="2.133cm" svg:y2="3.733cm" draw:start-shape="id5" draw:start-glue-point="3" draw:end-shape="id6" draw:end-glue-point="6" svg:d="M3887 6655h-1754v-2922" svg:viewBox="0 0 1755 2923">
          <text:p/>
        </draw:connector>
        <draw:custom-shape draw:style-name="gr4" draw:text-style-name="P1" xml:id="id7" draw:id="id7" draw:layer="layout" svg:width="0.151cm" svg:height="0.178cm" svg:x="10.186cm" svg:y="4.3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line-skew="1.058cm" svg:x1="10.262cm" svg:y1="4.539cm" svg:x2="8.941cm" svg:y2="6.656cm" draw:start-shape="id7" draw:start-glue-point="6" draw:end-shape="id8" draw:end-glue-point="1" svg:d="M10262 4539v2117h-1321" svg:viewBox="0 0 1322 2118">
          <text:p/>
        </draw:connector>
        <draw:custom-shape draw:style-name="gr4" draw:text-style-name="P1" xml:id="id10" draw:id="id10" draw:layer="layout" svg:width="0.151cm" svg:height="0.178cm" svg:x="10.821cm" svg:y="4.3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line-skew="0.981cm" svg:x1="8.941cm" svg:y1="6.504cm" svg:x2="10.897cm" svg:y2="4.539cm" draw:start-shape="id9" draw:start-glue-point="1" draw:end-shape="id10" draw:end-glue-point="6" svg:d="M8941 6504v-1h1956v-1964" svg:viewBox="0 0 1957 1966">
          <text:p/>
        </draw:connector>
        <draw:custom-shape draw:style-name="gr4" draw:text-style-name="P1" xml:id="id12" draw:id="id12" draw:layer="layout" svg:width="0.151cm" svg:height="0.178cm" svg:x="10.618cm" svg:y="4.3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line-skew="0.904cm" svg:x1="8.941cm" svg:y1="6.351cm" svg:x2="10.694cm" svg:y2="4.54cm" draw:start-shape="id11" draw:start-glue-point="1" draw:end-shape="id12" draw:end-glue-point="6" svg:d="M8941 6351v-1h1753v-1810" svg:viewBox="0 0 1754 1812">
          <text:p/>
        </draw:connector>
        <draw:custom-shape draw:style-name="gr4" draw:text-style-name="P1" xml:id="id14" draw:id="id14" draw:layer="layout" svg:width="0.151cm" svg:height="0.178cm" svg:x="10.414cm" svg:y="4.3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line-skew="0.827cm" svg:x1="8.941cm" svg:y1="6.199cm" svg:x2="10.49cm" svg:y2="4.541cm" draw:start-shape="id13" draw:start-glue-point="1" draw:end-shape="id14" draw:end-glue-point="6" svg:d="M8941 6199v-1h1549v-1657" svg:viewBox="0 0 1550 1659">
          <text:p/>
        </draw:connector>
        <draw:custom-shape draw:style-name="gr4" draw:text-style-name="P1" xml:id="id16" draw:id="id16" draw:layer="layout" svg:width="0.151cm" svg:height="0.178cm" svg:x="9.983cm" svg:y="4.3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line-skew="0.739cm" svg:x1="8.941cm" svg:y1="6.021cm" svg:x2="10.059cm" svg:y2="4.54cm" draw:start-shape="id15" draw:start-glue-point="1" draw:end-shape="id16" draw:end-glue-point="6" svg:d="M8941 6021v-1h1118v-1480" svg:viewBox="0 0 1119 1482">
          <text:p/>
        </draw:connector>
        <draw:custom-shape draw:style-name="gr4" draw:text-style-name="P1" xml:id="id18" draw:id="id18" draw:layer="layout" svg:width="0.151cm" svg:height="0.178cm" svg:x="11.023cm" svg:y="4.3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line-skew="0.663cm" svg:x1="8.941cm" svg:y1="5.869cm" svg:x2="11.099cm" svg:y2="4.539cm" draw:start-shape="id17" draw:start-glue-point="1" draw:end-shape="id18" draw:end-glue-point="6" svg:d="M8941 5869v-1h2158v-1329" svg:viewBox="0 0 2159 1331">
          <text:p/>
        </draw:connector>
        <draw:custom-shape draw:style-name="gr4" draw:text-style-name="P1" xml:id="id19" draw:id="id19" draw:layer="layout" svg:width="0.151cm" svg:height="0.178cm" svg:x="3.074cm" svg:y="3.5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line-skew="1.066cm" svg:x1="3.15cm" svg:y1="3.734cm" svg:x2="3.887cm" svg:y2="5.868cm" draw:start-shape="id19" draw:start-glue-point="6" draw:end-shape="id20" draw:end-glue-point="3" svg:d="M3150 3734v2134h737" svg:viewBox="0 0 738 2135">
          <text:p/>
        </draw:connector>
        <draw:custom-shape draw:style-name="gr4" draw:text-style-name="P1" xml:id="id21" draw:id="id21" draw:layer="layout" svg:width="0.151cm" svg:height="0.178cm" svg:x="2.794cm" svg:y="3.5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line-skew="1.383cm" svg:x1="2.87cm" svg:y1="3.735cm" svg:x2="3.887cm" svg:y2="6.503cm" draw:start-shape="id21" draw:start-glue-point="6" draw:end-shape="id22" draw:end-glue-point="3" svg:d="M2870 3735v2768h1017" svg:viewBox="0 0 1018 2769">
          <text:p/>
        </draw:connector>
        <draw:custom-shape draw:style-name="gr4" draw:text-style-name="P1" xml:id="id23" draw:id="id23" draw:layer="layout" svg:width="0.151cm" svg:height="0.178cm" svg:x="2.541cm" svg:y="3.5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line-skew="1.306cm" svg:x1="2.617cm" svg:y1="3.736cm" svg:x2="3.887cm" svg:y2="6.35cm" draw:start-shape="id23" draw:start-glue-point="6" draw:end-shape="id24" draw:end-glue-point="3" svg:d="M2617 3736v2614h1270" svg:viewBox="0 0 1271 2615">
          <text:p/>
        </draw:connector>
        <draw:custom-shape draw:style-name="gr4" draw:text-style-name="P1" xml:id="id26" draw:id="id26" draw:layer="layout" svg:width="0.151cm" svg:height="0.178cm" svg:x="1.779cm" svg:y="3.5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line-skew="1.231cm" svg:x1="3.887cm" svg:y1="6.198cm" svg:x2="1.855cm" svg:y2="3.734cm" draw:start-shape="id25" draw:start-glue-point="3" draw:end-shape="id26" draw:end-glue-point="6" svg:d="M3887 6198h-2032v-2464" svg:viewBox="0 0 2033 2465">
          <text:p/>
        </draw:connector>
        <draw:custom-shape draw:style-name="gr4" draw:text-style-name="P1" xml:id="id28" draw:id="id28" draw:layer="layout" svg:width="0.151cm" svg:height="0.178cm" svg:x="1.525cm" svg:y="3.5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line-skew="1.142cm" svg:x1="3.887cm" svg:y1="6.02cm" svg:x2="1.601cm" svg:y2="3.735cm" draw:start-shape="id27" draw:start-glue-point="3" draw:end-shape="id28" draw:end-glue-point="6" svg:d="M3887 6020h-2286v-2285" svg:viewBox="0 0 2287 2286">
          <text:p/>
        </draw:connector>
        <draw:frame draw:style-name="gr2" draw:text-style-name="P1" draw:layer="layout" svg:width="5.333cm" svg:height="4.317cm" draw:transform="rotate (-1.5707963267949) translate (18.795cm 5.362cm)">
          <draw:image xlink:href="Pictures/1000000000000FC000000BD053627CAF86DFD3D0.jpg" xlink:type="simple" xlink:show="embed" xlink:actuate="onLoad" loext:mime-type="image/jpeg">
            <text:p/>
          </draw:image>
        </draw:frame>
        <draw:line draw:style-name="gr6" draw:text-style-name="P2" draw:layer="layout" svg:x1="8.001cm" svg:y1="7.011cm" svg:x2="18.034cm" svg:y2="7.011cm">
          <text:p/>
        </draw:line>
        <draw:line draw:style-name="gr6" draw:text-style-name="P2" draw:layer="layout" svg:x1="8.001cm" svg:y1="7.595cm" svg:x2="18.034cm" svg:y2="7.595cm">
          <text:p/>
        </draw:line>
        <draw:line draw:style-name="gr6" draw:text-style-name="P2" draw:layer="layout" svg:x1="8.001cm" svg:y1="7.747cm" svg:x2="18.034cm" svg:y2="7.747cm">
          <text:p/>
        </draw:line>
        <draw:line draw:style-name="gr6" draw:text-style-name="P2" draw:layer="layout" svg:x1="8.001cm" svg:y1="7.899cm" svg:x2="18.034cm" svg:y2="7.8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0.06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1T18:51:29.382000000</meta:creation-date>
    <dc:date>2019-07-31T18:56:30.742000000</dc:date>
    <meta:editing-duration>PT5M</meta:editing-duration>
    <meta:editing-cycles>2</meta:editing-cycles>
    <meta:generator>LibreOffice/6.1.3.2$Windows_X86_64 LibreOffice_project/86daf60bf00efa86ad547e59e09d6bb77c699acb</meta:generator>
    <meta:document-statistic meta:object-count="50"/>
  </office:meta>
</office:document-meta>
</file>